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6525" officeooo:paragraph-rsid="001b6525"/>
    </style:style>
    <style:style style:name="P2" style:family="paragraph" style:parent-style-name="Standard">
      <style:text-properties officeooo:rsid="0019c629"/>
    </style:style>
    <style:style style:name="P3" style:family="paragraph" style:parent-style-name="Standard">
      <style:text-properties officeooo:rsid="00322262" officeooo:paragraph-rsid="00322262"/>
    </style:style>
    <style:style style:name="P4" style:family="paragraph" style:parent-style-name="Standard">
      <style:paragraph-properties fo:margin-left="1.27cm" fo:margin-right="0cm" fo:margin-top="0cm" fo:margin-bottom="0cm" loext:contextual-spacing="false" fo:text-indent="0cm" style:auto-text-indent="false"/>
      <style:text-properties fo:font-size="10pt" style:font-size-asian="10pt" style:font-size-complex="10pt"/>
    </style:style>
    <style:style style:name="P5" style:family="paragraph" style:parent-style-name="Contents_20_2">
      <style:paragraph-properties>
        <style:tab-stops>
          <style:tab-stop style:position="17cm" style:type="right" style:leader-style="dotted" style:leader-text="."/>
        </style:tab-stops>
      </style:paragraph-properties>
    </style:style>
    <style:style style:name="P6" style:family="paragraph" style:parent-style-name="Text_20_body">
      <style:text-properties officeooo:rsid="002f65af" officeooo:paragraph-rsid="002f65af"/>
    </style:style>
    <style:style style:name="P7" style:family="paragraph" style:parent-style-name="Title">
      <style:text-properties officeooo:rsid="001fa0d1" officeooo:paragraph-rsid="001fa0d1"/>
    </style:style>
    <style:style style:name="P8" style:family="paragraph" style:parent-style-name="Table_20_Contents">
      <style:text-properties officeooo:rsid="003156bf" officeooo:paragraph-rsid="003156bf"/>
    </style:style>
    <style:style style:name="P9" style:family="paragraph" style:parent-style-name="Table_20_Contents">
      <style:text-properties officeooo:rsid="00322262" officeooo:paragraph-rsid="00322262"/>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Heading_20_1">
      <style:text-properties officeooo:rsid="002e1d1d" officeooo:paragraph-rsid="002e1d1d"/>
    </style:style>
    <style:style style:name="P12" style:family="paragraph" style:parent-style-name="Standard" style:list-style-name="L2"/>
    <style:style style:name="P13" style:family="paragraph" style:parent-style-name="Standard" style:list-style-name="L4">
      <style:text-properties officeooo:rsid="0019c629" officeooo:paragraph-rsid="0019c629"/>
    </style:style>
    <style:style style:name="P14" style:family="paragraph" style:parent-style-name="Standard" style:list-style-name="L5">
      <style:text-properties officeooo:paragraph-rsid="00190d37"/>
    </style:style>
    <style:style style:name="P15" style:family="paragraph" style:parent-style-name="Standard" style:list-style-name="L5">
      <style:text-properties officeooo:rsid="0017e915" officeooo:paragraph-rsid="0017e915"/>
    </style:style>
    <style:style style:name="P16" style:family="paragraph" style:parent-style-name="Standard" style:list-style-name="L5">
      <style:text-properties officeooo:rsid="001603c4" officeooo:paragraph-rsid="001603c4"/>
    </style:style>
    <style:style style:name="P17" style:family="paragraph" style:parent-style-name="Standard" style:list-style-name="L5">
      <style:text-properties officeooo:rsid="001ab992" officeooo:paragraph-rsid="001ab992"/>
    </style:style>
    <style:style style:name="P18" style:family="paragraph" style:parent-style-name="Standard" style:list-style-name="L6">
      <style:text-properties officeooo:rsid="00153a9a" officeooo:paragraph-rsid="00153a9a"/>
    </style:style>
    <style:style style:name="P19" style:family="paragraph" style:parent-style-name="Standard" style:list-style-name="L6">
      <style:text-properties officeooo:rsid="001b6525" officeooo:paragraph-rsid="001b6525"/>
    </style:style>
    <style:style style:name="P20" style:family="paragraph" style:parent-style-name="Standard" style:list-style-name="L7">
      <style:text-properties officeooo:rsid="001cded9" officeooo:paragraph-rsid="001cded9"/>
    </style:style>
    <style:style style:name="P21" style:family="paragraph" style:parent-style-name="Standard" style:list-style-name="L7">
      <style:text-properties officeooo:rsid="001bc707" officeooo:paragraph-rsid="001bc707"/>
    </style:style>
    <style:style style:name="P22" style:family="paragraph" style:parent-style-name="Standard" style:list-style-name="L7">
      <style:text-properties officeooo:rsid="001bc707" officeooo:paragraph-rsid="001cded9"/>
    </style:style>
    <style:style style:name="P23" style:family="paragraph" style:parent-style-name="Standard" style:list-style-name="L7">
      <style:text-properties officeooo:rsid="001d2585" officeooo:paragraph-rsid="001d2585"/>
    </style:style>
    <style:style style:name="P24" style:family="paragraph" style:parent-style-name="Standard" style:list-style-name="L8"/>
    <style:style style:name="P25" style:family="paragraph" style:parent-style-name="Standard" style:list-style-name="L8">
      <style:text-properties officeooo:rsid="002f65af"/>
    </style:style>
    <style:style style:name="P26" style:family="paragraph" style:parent-style-name="Standard" style:list-style-name="L8">
      <style:text-properties officeooo:rsid="002f65af" officeooo:paragraph-rsid="002f65af"/>
    </style:style>
    <style:style style:name="P27" style:family="paragraph" style:parent-style-name="Text_20_body" style:list-style-name="L1">
      <style:text-properties officeooo:rsid="001fa0d1" officeooo:paragraph-rsid="001fa0d1"/>
    </style:style>
    <style:style style:name="P28" style:family="paragraph" style:parent-style-name="Text_20_body" style:list-style-name="L1">
      <style:text-properties officeooo:rsid="002d97b4" officeooo:paragraph-rsid="002d97b4"/>
    </style:style>
    <style:style style:name="P29" style:family="paragraph" style:parent-style-name="Text_20_body" style:list-style-name="L2">
      <style:text-properties officeooo:rsid="0022e2b2" officeooo:paragraph-rsid="0022e2b2"/>
    </style:style>
    <style:style style:name="P30" style:family="paragraph" style:parent-style-name="Text_20_body" style:list-style-name="L2">
      <style:text-properties officeooo:rsid="002ae4f5" officeooo:paragraph-rsid="002ae4f5"/>
    </style:style>
    <style:style style:name="P31" style:family="paragraph" style:parent-style-name="Text_20_body" style:list-style-name="L3">
      <style:text-properties officeooo:rsid="00278ad2" officeooo:paragraph-rsid="00278ad2"/>
    </style:style>
    <style:style style:name="P32" style:family="paragraph" style:parent-style-name="Text_20_body" style:list-style-name="L3">
      <style:text-properties officeooo:rsid="00261454" officeooo:paragraph-rsid="0037e490"/>
    </style:style>
    <style:style style:name="P33" style:family="paragraph" style:parent-style-name="Text_20_body">
      <style:text-properties officeooo:paragraph-rsid="00345842"/>
    </style:style>
    <style:style style:name="P34" style:family="paragraph" style:parent-style-name="Text_20_body" style:list-style-name="L3">
      <style:text-properties officeooo:rsid="0037e490" officeooo:paragraph-rsid="0037e490"/>
    </style:style>
    <style:style style:name="P35" style:family="paragraph" style:parent-style-name="Text_20_body" style:list-style-name="L1">
      <style:paragraph-properties fo:margin-top="0cm" fo:margin-bottom="0.247cm" loext:contextual-spacing="false"/>
      <style:text-properties officeooo:rsid="002d97b4" officeooo:paragraph-rsid="002d97b4"/>
    </style:style>
    <style:style style:name="T1" style:family="text">
      <style:text-properties officeooo:rsid="001603c4"/>
    </style:style>
    <style:style style:name="T2" style:family="text">
      <style:text-properties officeooo:rsid="0017e915"/>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190d37"/>
    </style:style>
    <style:style style:name="T6" style:family="text">
      <style:text-properties fo:color="#000000" style:font-name="Monaco" fo:font-size="11pt" fo:background-color="#d4d4d4" loext:char-shading-value="0" style:font-size-asian="11pt"/>
    </style:style>
    <style:style style:name="T7" style:family="text">
      <style:text-properties fo:color="#000000" style:font-name="Monaco" fo:font-size="11pt" fo:background-color="#e8f2fe" loext:char-shading-value="0" style:font-size-asian="11pt"/>
    </style:style>
    <style:style style:name="T8" style:family="text">
      <style:text-properties officeooo:rsid="001f9b4f"/>
    </style:style>
    <style:style style:name="T9" style:family="text">
      <style:text-properties officeooo:rsid="0024f3dc"/>
    </style:style>
    <style:style style:name="T10" style:family="text">
      <style:text-properties officeooo:rsid="00299cc4"/>
    </style:style>
    <style:style style:name="T11" style:family="text">
      <style:text-properties officeooo:rsid="002ae4f5"/>
    </style:style>
    <style:style style:name="T12" style:family="text">
      <style:text-properties fo:font-size="10pt" style:font-size-asian="10pt" style:font-size-complex="10pt"/>
    </style:style>
    <style:style style:name="T13" style:family="text">
      <style:text-properties officeooo:rsid="002bae80"/>
    </style:style>
    <style:style style:name="T14" style:family="text">
      <style:text-properties officeooo:rsid="002f65af"/>
    </style:style>
    <style:style style:name="T15" style:family="text">
      <style:text-properties officeooo:rsid="003156bf"/>
    </style:style>
    <style:style style:name="T16" style:family="text">
      <style:text-properties officeooo:rsid="00322262"/>
    </style:style>
    <style:style style:name="T17" style:family="text">
      <style:text-properties officeooo:rsid="0036bd97"/>
    </style:style>
    <style:style style:name="T18" style:family="text">
      <style:text-properties officeooo:rsid="0037e49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295_46039121" text:style-name="Index_20_Link" text:visited-style-name="Index_20_Link">1.Overview<text:tab/>1</text:a></text:p>
          <text:p text:style-name="P5"><text:a xlink:type="simple" xlink:href="#__RefHeading___Toc6146_46039121" text:style-name="Index_20_Link" text:visited-style-name="Index_20_Link">1.1.Source Code and Development Methodology<text:tab/>1</text:a></text:p>
          <text:p text:style-name="P5"><text:a xlink:type="simple" xlink:href="#__RefHeading___Toc297_46039121" text:style-name="Index_20_Link" text:visited-style-name="Index_20_Link">1.2.Development Tools<text:tab/>1</text:a></text:p>
          <text:p text:style-name="P5"><text:a xlink:type="simple" xlink:href="#__RefHeading___Toc299_46039121" text:style-name="Index_20_Link" text:visited-style-name="Index_20_Link">1.3.Development Process<text:tab/>2</text:a></text:p>
          <text:p text:style-name="P5"><text:a xlink:type="simple" xlink:href="#__RefHeading___Toc301_46039121" text:style-name="Index_20_Link" text:visited-style-name="Index_20_Link">1.4.Application Documentation<text:tab/>2</text:a></text:p>
          <text:p text:style-name="P5"><text:a xlink:type="simple" xlink:href="#__RefHeading___Toc303_46039121" text:style-name="Index_20_Link" text:visited-style-name="Index_20_Link">1.5.Logging<text:tab/>2</text:a></text:p>
          <text:p text:style-name="P5"><text:a xlink:type="simple" xlink:href="#__RefHeading___Toc305_46039121" text:style-name="Index_20_Link" text:visited-style-name="Index_20_Link">1.6.Code Review Prior To Commit<text:tab/>2</text:a></text:p>
          <text:p text:style-name="P5"><text:a xlink:type="simple" xlink:href="#__RefHeading___Toc307_46039121" text:style-name="Index_20_Link" text:visited-style-name="Index_20_Link">1.7.Website Update<text:tab/>3</text:a></text:p>
          <text:p text:style-name="P10"><text:a xlink:type="simple" xlink:href="#__RefHeading___Toc6148_46039121" text:style-name="Index_20_Link" text:visited-style-name="Index_20_Link">2.Application Structure<text:tab/>3</text:a></text:p>
        </text:index-body>
      </text:table-of-content>
      <text:p text:style-name="P2"/>
      <text:p text:style-name="P7">OpenAS2 Developer Guide</text:p>
      <text:h text:style-name="P11" text:outline-level="1"><text:bookmark-start text:name="__RefHeading___Toc295_46039121"/>Overview<text:bookmark-end text:name="__RefHeading___Toc295_46039121"/></text:h>
      <text:h text:style-name="Heading_20_2" text:outline-level="2"><text:bookmark-start text:name="__RefHeading___Toc6146_46039121"/>Source Code and Development Methodology<text:bookmark-end text:name="__RefHeading___Toc6146_46039121"/></text:h>
      <text:list xml:id="list3521718488" text:style-name="L1">
        <text:list-item>
          <text:p text:style-name="P27">Code is stored in Github: <text:a xlink:type="simple" xlink:href="https://github.com/OpenAS2/OpenAs2App/" text:style-name="Internet_20_link" text:visited-style-name="Visited_20_Internet_20_Link">https://github.com/OpenAS2/OpenAs2App/</text:a></text:p>
        </text:list-item>
        <text:list-item>
          <text:p text:style-name="P27">Follow the gitflow development principal <text:span text:style-name="T10">(create a branch off “dev” and raise commit back to that branch when ready and then “master” branch will be updated when ready for next release. All releases are tagged with the version number in format vX.X.X)</text:span></text:p>
        </text:list-item>
        <text:list-item>
          <text:p text:style-name="P27">Code must be designed to be modular and reusable as far as possible.</text:p>
        </text:list-item>
        <text:list-item>
          <text:p text:style-name="P28">Code review and merge must be done by a different developer than the on(s) who made the code changes.</text:p>
        </text:list-item>
        <text:list-item>
          <text:p text:style-name="P35">Code style:</text:p>
          <text:list>
            <text:list-item>
              <text:p text:style-name="P35">Indent 4 spaces. Use spaces to replace tabs for indenting.</text:p>
            </text:list-item>
            <text:list-item>
              <text:p text:style-name="P35">Formatting of braces is not consistent but prefer braces on next line for all but array initializers</text:p>
            </text:list-item>
          </text:list>
        </text:list-item>
      </text:list>
      <text:h text:style-name="Heading_20_2" text:outline-level="2"><text:bookmark-start text:name="__RefHeading___Toc297_46039121"/>Development Tools<text:bookmark-end text:name="__RefHeading___Toc297_46039121"/></text:h>
      <text:list xml:id="list1352437831" text:style-name="L2">
        <text:list-item>
          <text:p text:style-name="P29">Developed using Eclipse IDE</text:p>
        </text:list-item>
        <text:list-item>
          <text:p text:style-name="P29">Make sure the Eclipse project Java compiler is set up for 1.<text:span text:style-name="T11">6</text:span> compatibility (though this is no guarantee it will not produce incompatible code if you <text:span text:style-name="T9">are using the latest Java version and </text:span>use a newer versions library calls e.g java.nio.file.* are only supported in 1.7 onwards).</text:p>
        </text:list-item>
        <text:list-item>
          <text:p text:style-name="P12">If you want to use newer library calls that are more efficient then make sure you provide the ability for the code to use 1.6 compatible code through a check for class availability.<text:line-break/> <text:s text:c="6"/><text:span text:style-name="T12"><text:s/>try</text:span></text:p>
        </text:list-item>
      </text:list>
      <text:p text:style-name="P4"><text:s text:c="8"/>{</text:p>
      <text:p text:style-name="P4"><text:s text:c="14"/>Class.forName("java.nio.file.Path");</text:p>
      <text:p text:style-name="P4"><text:s text:c="14"/>// it exists on the classpath</text:p>
      <text:p text:style-name="P4"><text:s text:c="8"/>} catch(ClassNotFoundException e) {</text:p>
      <text:p text:style-name="P4"><text:s text:c="14"/>// it does not exist on the classpath</text:p>
      <text:p text:style-name="P4"><text:soft-page-break/><text:s text:c="15"/>canUseNio = false;</text:p>
      <text:p text:style-name="P4"><text:s text:c="8"/>}</text:p>
      <text:p text:style-name="P4"><text:s text:c="8"/>if (canUseNio)</text:p>
      <text:p text:style-name="P4"><text:s text:c="8"/>{</text:p>
      <text:p text:style-name="P4"><text:s text:c="12"/>java.nio.file.Path fp = f.toPath();</text:p>
      <text:p text:style-name="P4"><text:s text:c="12"/>java.nio.file.Files.delete(fp);</text:p>
      <text:p text:style-name="P4"><text:s text:c="8"/>}</text:p>
      <text:p text:style-name="P4"><text:s text:c="8"/>else if (!f.delete()) throw new IOException("Failed to delete file: " + f.getName());</text:p>
      <text:list xml:id="list100205161925015" text:continue-numbering="true" text:style-name="L2">
        <text:list-item>
          <text:p text:style-name="P30"><text:s/></text:p>
        </text:list-item>
      </text:list>
      <text:h text:style-name="Heading_20_2" text:outline-level="2"><text:bookmark-start text:name="__RefHeading___Toc299_46039121"/>Development Process<text:bookmark-end text:name="__RefHeading___Toc299_46039121"/></text:h>
      <text:list xml:id="list4221500716" text:style-name="L3">
        <text:list-item>
          <text:p text:style-name="P31"><text:span text:style-name="T13">The project is built using Maven. To update the version number run this command:<text:line-break/> <text:tab/>mvnw versions:set -DnewVersion=x.x.x<text:line-break/>The version number x.x.x can include SNAPSHOT <text:s/>as a suffix (eg. 2.5.0SNAPSHOT3) for intermediate builds to ensure they are not confused with actual releases. </text:span>The release version number <text:span text:style-name="T17">will</text:span> be updated in <text:span text:style-name="T13">the Maven POM. It is only necessary to update the version in the server POM file in &lt;projectDir&gt;/Server/pom.xml and the build process will ensure that it is included in the manifest so that the server reports its version when starting up.</text:span></text:p>
        </text:list-item>
        <text:list-item>
          <text:p text:style-name="P34">The project is built using the following command:<text:line-break/><text:tab/>mvnw clean package</text:p>
        </text:list-item>
        <text:list-item>
          <text:p text:style-name="P32"><text:span text:style-name="T18">The release version of the project is deployed to Maven central repository using the following command:<text:line-break/> <text:tab/>mvnw clean deploy<text:line-break/>The setup to use Maven for deploying to Maven central requires a user ID and password in the settings.xml and is described here: https://central.sonatype.org/pages/apache-maven.html</text:span></text:p>
        </text:list-item>
        <text:list-item>
          <text:p text:style-name="P32">System defaults should be configured in org/openas2/Session.java</text:p>
        </text:list-item>
      </text:list>
      <text:h text:style-name="Heading_20_2" text:outline-level="2"><text:bookmark-start text:name="__RefHeading___Toc301_46039121"/>Application Documentation<text:bookmark-end text:name="__RefHeading___Toc301_46039121"/></text:h>
      <text:list xml:id="list2561608045" text:style-name="L4">
        <text:list-item>
          <text:p text:style-name="P13">Use Libre Office to update the OpenAS2HowTo.odt as and when necessary.</text:p>
        </text:list-item>
        <text:list-item>
          <text:p text:style-name="P13">Remember to update the index table after completing the main document editing (right click on it and choose to update)</text:p>
        </text:list-item>
        <text:list-item>
          <text:p text:style-name="P13">Generate a PDF to the same folder once update is complete</text:p>
        </text:list-item>
        <text:list-item>
          <text:p text:style-name="P13">Upload the new version as an HTML file to the OpenAS2 website <text:span text:style-name="T8">(see section below for steps)</text:span></text:p>
        </text:list-item>
      </text:list>
      <text:h text:style-name="Heading_20_2" text:outline-level="2"><text:bookmark-start text:name="__RefHeading___Toc303_46039121"/>Logging<text:bookmark-end text:name="__RefHeading___Toc303_46039121"/></text:h>
      <text:list xml:id="list1751198715" text:style-name="L5">
        <text:list-item>
          <text:p text:style-name="P15">Generally <text:span text:style-name="T4">info</text:span> level is left turned on so do not overuse the info level. It should be used to log key milestones in the AS2 message process and provide some user feedback for realtime monitoring</text:p>
        </text:list-item>
        <text:list-item>
          <text:p text:style-name="P16">For <text:span text:style-name="T4">error</text:span> and <text:span text:style-name="T4">warn</text:span> <text:span text:style-name="T5">level</text:span> messages always pass the Message object instead of a plain text message to facilitate extended reporting</text:p>
        </text:list-item>
        <text:list-item>
          <text:p text:style-name="P16">Use <text:span text:style-name="T4">trace</text:span> level for logging for fine grained logging such as code sequence execution verification</text:p>
        </text:list-item>
        <text:list-item>
          <text:p text:style-name="P16">Use <text:span text:style-name="T4">debug</text:span> level to provide information about key events <text:span text:style-name="T2">not reported at info level</text:span></text:p>
        </text:list-item>
        <text:list-item>
          <text:p text:style-name="P17">Always check for logging level being turned on for <text:span text:style-name="T4">trace</text:span>, <text:span text:style-name="T4">debug</text:span> and <text:span text:style-name="T4">info</text:span> before calling logger for performance reasons</text:p>
        </text:list-item>
        <text:list-item>
          <text:p text:style-name="P14"><text:span text:style-name="T5">Always append </text:span><text:span text:style-name="T6">msg</text:span><text:span text:style-name="T7">.getLogMsgID()</text:span><text:span text:style-name="T5"> to log calls that only pass a string to ensure logs are </text:span><text:soft-page-break/><text:span text:style-name="T5">identified to the message they were from. </text:span></text:p>
        </text:list-item>
      </text:list>
      <text:h text:style-name="Heading_20_2" text:outline-level="2"><text:bookmark-start text:name="__RefHeading___Toc305_46039121"/>Code Review Prior <text:span text:style-name="T1">T</text:span>o <text:span text:style-name="T1">C</text:span>ommit<text:bookmark-end text:name="__RefHeading___Toc305_46039121"/></text:h>
      <text:list xml:id="list2214362377" text:style-name="L6">
        <text:list-item>
          <text:p text:style-name="P18">Remove all <text:span text:style-name="T1">compiler </text:span>warnings where possible</text:p>
        </text:list-item>
        <text:list-item>
          <text:p text:style-name="P19">Set the release version number in org.openas2.Session.java</text:p>
        </text:list-item>
      </text:list>
      <text:p text:style-name="P1"/>
      <text:h text:style-name="Heading_20_2" text:outline-level="2"><text:bookmark-start text:name="__RefHeading___Toc307_46039121"/>Website Update<text:bookmark-end text:name="__RefHeading___Toc307_46039121"/></text:h>
      <text:list xml:id="list3168725084" text:style-name="L7">
        <text:list-item>
          <text:p text:style-name="P20">Export the <text:span text:style-name="T4">OpenAS2HowTo.odt</text:span> as xhtml/html and name the file <text:span text:style-name="T4">index.html</text:span></text:p>
        </text:list-item>
        <text:list-item>
          <text:p text:style-name="P21">Host: <text:span text:style-name="T3">web.sourceforge.net</text:span></text:p>
        </text:list-item>
        <text:list-item>
          <text:p text:style-name="P23">Port: <text:span text:style-name="T3">22</text:span></text:p>
        </text:list-item>
        <text:list-item>
          <text:p text:style-name="P21">Protocol: <text:span text:style-name="T3">sftp</text:span></text:p>
        </text:list-item>
        <text:list-item>
          <text:p text:style-name="P21">User Id: your normal sourceforge user</text:p>
        </text:list-item>
        <text:list-item>
          <text:p text:style-name="P22">Password: your normal sourceforge password</text:p>
        </text:list-item>
        <text:list-item>
          <text:p text:style-name="P20">Use FileZilla or similar to connect. </text:p>
        </text:list-item>
        <text:list-item>
          <text:p text:style-name="P20">Change directory to: /home/project-web/openas2/htdocs<text:line-break/>NOTE: the folder “openas2” will not be visible in the folder listing for /home/project-web/ and you must manually change to the destination folder</text:p>
        </text:list-item>
        <text:list-item>
          <text:p text:style-name="P20">Upload the index.html file exported from the how to document and overwrite the file in sourceforge</text:p>
        </text:list-item>
      </text:list>
      <text:p text:style-name="P33"/>
      <text:h text:style-name="P11" text:outline-level="1"><text:bookmark-start text:name="__RefHeading___Toc6148_46039121"/>Application Structure<text:bookmark-end text:name="__RefHeading___Toc6148_46039121"/></text:h>
      <text:p text:style-name="P6">The application is structured into various modules that are designed to be replaceable through configuration. Each module has a defined action that it performs and the action can be queried thru a standard method that all modules must provide <text:span text:style-name="T15">to inform the module manager of the action it performs</text:span>.</text:p>
      <text:p text:style-name="P6">At startup the server will instantiate a session manager that provides the following functions:</text:p>
      <text:list xml:id="list1572942665" text:style-name="L8">
        <text:list-item>
          <text:p text:style-name="P26">loads configuration modules</text:p>
        </text:list-item>
        <text:list-item>
          <text:p text:style-name="P26">loads logging modules</text:p>
        </text:list-item>
        <text:list-item>
          <text:p text:style-name="P24"><text:span text:style-name="T14">retains </text:span>global <text:span text:style-name="T14">configuration and </text:span>state</text:p>
        </text:list-item>
        <text:list-item>
          <text:p text:style-name="P25">module processor activation/de-activation component</text:p>
        </text:list-item>
      </text:list>
      <text:p text:style-name="Standard"/>
      <text:p text:style-name="P3">The processor component loads any modules configured within its scope and provides a “routing” service for processing objects through a chain of modules.</text:p>
      <text:p text:style-name="P3">When a module has an object it needs to hand off for further processing, it invokes the prcessing service with a </text:p>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Table_20_Contents"/>
          </table:table-cell>
          <table:table-cell table:style-name="Table1.C1" office:value-type="string">
            <text:p text:style-name="Table_20_Contents"/>
          </table:table-cell>
        </table:table-row>
        <table:table-row>
          <table:table-cell table:style-name="Table1.A2" office:value-type="string">
            <text:p text:style-name="P8">Message <text:span text:style-name="T16">B</text:span>uilder</text:p>
          </table:table-cell>
          <table:table-cell table:style-name="Table1.A2" office:value-type="string">
            <text:p text:style-name="Table_20_Contents"/>
          </table:table-cell>
          <table:table-cell table:style-name="Table1.C2" office:value-type="string">
            <text:p text:style-name="P9">Provides processing to format a file into an AS2 format. The module then hands off the structured message to any active module(s) that support the “send” action. <text:s/></text:p>
          </table:table-cell>
        </table:table-row>
        <table:table-row>
          <table:table-cell table:style-name="Table1.A2" office:value-type="string">
            <text:p text:style-name="P8">Message Sender</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8">Message Receiver</text:p>
          </table:table-cell>
          <table:table-cell table:style-name="Table1.A2" office:value-type="string">
            <text:p text:style-name="Table_20_Contents"/>
          </table:table-cell>
          <table:table-cell table:style-name="Table1.C2" office:value-type="string">
            <text:p text:style-name="Table_20_Contents"/>
          </table:table-cell>
        </table:table-row>
        <text:soft-page-break/>
        <table:table-row>
          <table:table-cell table:style-name="Table1.A2" office:value-type="string">
            <text:p text:style-name="P8">MDN Sender</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8">MDN Receiver</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8">Message Storage</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Standard"/>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Table_20_Contents" style:display-name="Table Contents" style:family="paragraph" style:parent-style-name="Standard" style:class="extra"/>
    <style:style style:name="Contents_20_2" style:display-name="Contents 2"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1:49:44.125933000</meta:creation-date>
    <meta:generator>LibreOffice/6.0.3.2$Windows_X86_64 LibreOffice_project/8f48d515416608e3a835360314dac7e47fd0b821</meta:generator>
    <dc:date>2018-07-04T10:02:02.941000000</dc:date>
    <meta:editing-duration>P8DT19H47M27S</meta:editing-duration>
    <meta:editing-cycles>25</meta:editing-cycles>
    <meta:document-statistic meta:table-count="1" meta:image-count="0" meta:object-count="0" meta:page-count="4" meta:paragraph-count="84" meta:word-count="933" meta:character-count="5892" meta:non-whitespace-character-count="4934"/>
  </office:meta>
</office:document-meta>
</file>